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6.9236in" table:align="left" style:may-break-between-rows="true" table:border-model="collapsing"/>
    </style:style>
    <style:style style:name="Table1.A" style:family="table-column">
      <style:table-column-properties style:column-width="1.8472in"/>
    </style:style>
    <style:style style:name="Table1.B" style:family="table-column">
      <style:table-column-properties style:column-width="2.7694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e830" officeooo:paragraph-rsid="0008e830"/>
    </style:style>
    <style:style style:name="P2" style:family="paragraph" style:parent-style-name="Standard">
      <style:text-properties style:font-name="Times New Roman1" officeooo:rsid="0008e830" officeooo:paragraph-rsid="0008e830"/>
    </style:style>
    <style:style style:name="P3" style:family="paragraph" style:parent-style-name="Standard">
      <style:text-properties officeooo:paragraph-rsid="0008e830"/>
    </style:style>
    <style:style style:name="P4" style:family="paragraph" style:parent-style-name="Standard"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P5" style:family="paragraph" style:parent-style-name="Standard">
      <style:text-properties fo:color="#000000" style:font-name="Times New Roman1" fo:font-size="12pt" officeooo:rsid="0008e830" officeooo:paragraph-rsid="0008e830" style:font-size-asian="12pt"/>
    </style:style>
    <style:style style:name="P6" style:family="paragraph" style:parent-style-name="Standard">
      <style:text-properties fo:color="#000000" style:font-name="Monospace" fo:font-size="12pt" officeooo:rsid="0008e830" officeooo:paragraph-rsid="0008e830" style:font-size-asian="12pt"/>
    </style:style>
    <style:style style:name="P7" style:family="paragraph" style:parent-style-name="Standard">
      <style:text-properties fo:color="#000000" style:font-name="Monospace" fo:font-size="12pt" fo:font-style="normal" officeooo:rsid="0008e830" officeooo:paragraph-rsid="0008e830" style:font-size-asian="12pt" style:font-style-asian="normal" style:font-style-complex="normal"/>
    </style:style>
    <style:style style:name="P8" style:family="paragraph" style:parent-style-name="Standard">
      <style:text-properties officeooo:rsid="0009fef6" officeooo:paragraph-rsid="0009fef6"/>
    </style:style>
    <style:style style:name="P9" style:family="paragraph" style:parent-style-name="Standard">
      <style:text-properties style:text-underline-style="none" fo:font-weight="normal" officeooo:rsid="0008e830" officeooo:paragraph-rsid="0006e70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8e830" officeooo:paragraph-rsid="0008e830" style:font-weight-asian="normal" style:font-weight-complex="normal"/>
    </style:style>
    <style:style style:name="P11" style:family="paragraph" style:parent-style-name="Standard">
      <style:text-properties officeooo:paragraph-rsid="00116465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e830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officeooo:paragraph-rsid="0008e830" style:font-size-asian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font-size-asian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paragraph-rsid="0008e830" style:font-size-asian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bold" officeooo:paragraph-rsid="0008e830" style:font-size-asian="12pt" style:font-weight-asian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normal" officeooo:rsid="0008e830" officeooo:paragraph-rsid="0008e830" style:font-size-asian="12pt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00" style:font-name="Monospace" fo:font-size="12pt" officeooo:rsid="0008e830" officeooo:paragraph-rsid="0008e830" style:font-size-asian="12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.0799in" fo:margin-bottom="0in" loext:contextual-spacing="false"/>
      <style:text-properties style:font-name="Times New Roman1" officeooo:rsid="0008e830" officeooo:paragraph-rsid="0008e830"/>
    </style:style>
    <style:style style:name="P24" style:family="paragraph" style:parent-style-name="Standard">
      <style:paragraph-properties fo:margin-top="0.0799in" fo:margin-bottom="0in" loext:contextual-spacing="false"/>
      <style:text-properties officeooo:paragraph-rsid="0008e830"/>
    </style:style>
    <style:style style:name="P25" style:family="paragraph" style:parent-style-name="Standard">
      <style:paragraph-properties fo:margin-top="0.0799in" fo:margin-bottom="0in" loext:contextual-spacing="false"/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P26" style:family="paragraph" style:parent-style-name="Heading_20_3">
      <style:paragraph-properties fo:text-align="center" style:justify-single-word="false"/>
    </style:style>
    <style:style style:name="P27" style:family="paragraph" style:parent-style-name="Standard" style:list-style-name="L1">
      <style:text-properties style:text-underline-style="none" fo:font-weight="normal" officeooo:rsid="0009fef6" officeooo:paragraph-rsid="0009fef6" style:font-weight-asian="normal" style:font-weight-complex="normal"/>
    </style:style>
    <style:style style:name="P28" style:family="paragraph" style:parent-style-name="Standard" style:list-style-name="L2">
      <style:text-properties fo:color="#000000" style:font-name="Times New Roman1" fo:font-size="12pt" officeooo:rsid="0008e830" officeooo:paragraph-rsid="0008e830" style:font-size-asian="12pt"/>
    </style:style>
    <style:style style:name="P29" style:family="paragraph" style:parent-style-name="Standard">
      <style:text-properties fo:color="#000000" style:font-name="Times New Roman1" fo:font-size="12pt" fo:font-style="normal" officeooo:rsid="0008e830" officeooo:paragraph-rsid="00116465" style:font-size-asian="12pt" style:font-style-asian="normal" style:font-style-complex="normal"/>
    </style:style>
    <style:style style:name="P30" style:family="paragraph" style:parent-style-name="Standard">
      <style:text-properties fo:color="#000000" style:font-name="Times New Roman1" fo:font-size="12pt" fo:font-style="normal" officeooo:rsid="0009fef6" officeooo:paragraph-rsid="0009fef6" style:font-size-asian="12pt" style:font-style-asian="normal" style:font-style-complex="normal"/>
    </style:style>
    <style:style style:name="P31" style:family="paragraph" style:parent-style-name="Standard">
      <style:text-properties fo:color="#000000" style:font-name="Times New Roman1" fo:font-size="12pt" fo:font-style="normal" officeooo:rsid="001338db" officeooo:paragraph-rsid="001338db" style:font-size-asian="12pt" style:font-style-asian="normal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b240" style:font-weight-asian="normal" style:font-weight-complex="normal"/>
    </style:style>
    <style:style style:name="T3" style:family="text">
      <style:text-properties style:text-underline-style="none" fo:font-weight="normal" officeooo:rsid="0008e830" style:font-weight-asian="normal" style:font-weight-complex="normal"/>
    </style:style>
    <style:style style:name="T4" style:family="text">
      <style:text-properties style:text-underline-style="none" fo:font-weight="normal" officeooo:rsid="00116465" style:font-weight-asian="normal" style:font-weight-complex="normal"/>
    </style:style>
    <style:style style:name="T5" style:family="text">
      <style:text-properties fo:color="#7f0055" style:font-name="Monospace" fo:font-size="12pt" fo:font-weight="bold" style:font-size-asian="12pt" style:font-weight-asian="bold"/>
    </style:style>
    <style:style style:name="T6" style:family="text">
      <style:text-properties fo:color="#7f0055" style:font-name="Monospace" fo:font-size="12pt" fo:font-weight="bold" officeooo:rsid="0008e830" style:font-size-asian="12pt" style:font-weight-asian="bold"/>
    </style:style>
    <style:style style:name="T7" style:family="text">
      <style:text-properties fo:color="#7f0055" style:font-name="Monospace" fo:font-size="12pt" style:text-underline-style="none" fo:font-weight="bold" style:font-size-asian="12pt" style:font-weight-asian="bold" style:font-weight-complex="normal"/>
    </style:style>
    <style:style style:name="T8" style:family="text">
      <style:text-properties fo:color="#7f0055" style:font-name="Monospace" fo:font-size="12pt" fo:font-weight="normal" officeooo:rsid="0008e830" style:font-size-asian="12pt" style:font-weight-asian="normal" style:font-weight-complex="normal"/>
    </style:style>
    <style:style style:name="T9" style:family="text">
      <style:text-properties fo:color="#7f0055" style:font-name="Monospace" fo:font-weight="bold" style:font-weight-asian="bold"/>
    </style:style>
    <style:style style:name="T10" style:family="text">
      <style:text-properties fo:color="#000000" style:font-name="Monospace" fo:font-size="12pt" style:font-size-asian="12pt"/>
    </style:style>
    <style:style style:name="T11" style:family="text">
      <style:text-properties fo:color="#000000" style:font-name="Monospace" fo:font-size="12pt" officeooo:rsid="0008e830" style:font-size-asian="12pt"/>
    </style:style>
    <style:style style:name="T12" style:family="text">
      <style:text-properties fo:color="#000000" style:font-name="Monospace" fo:font-size="12pt" fo:font-weight="bold" style:font-size-asian="12pt" style:font-weight-asian="bold"/>
    </style:style>
    <style:style style:name="T13" style:family="text">
      <style:text-properties fo:color="#000000" style:font-name="Monospace" fo:font-size="12pt" fo:font-weight="normal" officeooo:rsid="0008e830" style:font-size-asian="12pt" style:font-weight-asian="normal" style:font-weight-complex="normal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fo:color="#000000" fo:font-size="12pt" fo:font-style="italic" style:font-size-asian="12pt" style:font-style-asian="italic" style:font-style-complex="italic"/>
    </style:style>
    <style:style style:name="T16" style:family="text">
      <style:text-properties fo:color="#000000" fo:font-size="12pt" fo:font-style="normal" style:font-size-asian="12pt" style:font-style-asian="normal" style:font-style-complex="normal"/>
    </style:style>
    <style:style style:name="T17" style:family="text">
      <style:text-properties fo:color="#000000" style:font-name="Times New Roman1" fo:font-size="12pt" fo:font-style="normal" style:font-size-asian="12pt" style:font-style-asian="normal" style:font-style-complex="normal"/>
    </style:style>
    <style:style style:name="T18" style:family="text">
      <style:text-properties fo:color="#000000" style:font-name="Times New Roman1" fo:font-size="12pt" fo:font-style="normal" officeooo:rsid="0008e830" style:font-size-asian="12pt" style:font-style-asian="normal" style:font-style-complex="normal"/>
    </style:style>
    <style:style style:name="T19" style:family="text">
      <style:text-properties fo:color="#000000" style:font-name="Times New Roman1" fo:font-size="12pt" fo:font-style="normal" officeooo:rsid="00116465" style:font-size-asian="12pt" style:font-style-asian="normal" style:font-style-complex="normal"/>
    </style:style>
    <style:style style:name="T20" style:family="text">
      <style:text-properties fo:color="#000000" style:font-name="Times New Roman1" fo:font-size="12pt" fo:font-style="normal" officeooo:rsid="001338db" style:font-size-asian="12pt" style:font-style-asian="normal" style:font-style-complex="normal"/>
    </style:style>
    <style:style style:name="T21" style:family="text">
      <style:text-properties fo:color="#000000" style:font-name="Times New Roman1" fo:font-size="12pt" fo:font-style="normal" style:text-underline-style="solid" style:text-underline-width="auto" style:text-underline-color="font-color" officeooo:rsid="0008e830" style:font-size-asian="12pt" style:font-style-asian="normal" style:font-style-complex="normal"/>
    </style:style>
    <style:style style:name="T22" style:family="text">
      <style:text-properties fo:color="#000000" style:font-name="Times New Roman1" fo:font-size="12pt" fo:font-style="normal" fo:font-weight="bold" officeooo:rsid="0008e830" style:font-size-asian="12pt" style:font-style-asian="normal" style:font-weight-asian="bold" style:font-style-complex="normal" style:font-weight-complex="bold"/>
    </style:style>
    <style:style style:name="T23" style:family="text">
      <style:text-properties fo:color="#000000" style:font-name="Times New Roman1" fo:font-size="12pt" fo:font-style="italic" officeooo:rsid="0008e830" style:font-size-asian="12pt" style:font-style-asian="italic" style:font-style-complex="italic"/>
    </style:style>
    <style:style style:name="T24" style:family="text">
      <style:text-properties fo:color="#000000" style:font-name="Times New Roman1" fo:font-size="12pt" fo:font-style="italic" officeooo:rsid="001338db" style:font-size-asian="12pt" style:font-style-asian="italic" style:font-style-complex="italic"/>
    </style:style>
    <style:style style:name="T25" style:family="text">
      <style:text-properties fo:color="#000000" style:font-name="Arial" fo:font-size="12pt" fo:font-style="normal" style:font-size-asian="12pt" style:font-style-asian="normal" style:font-style-complex="normal"/>
    </style:style>
    <style:style style:name="T26" style:family="text">
      <style:text-properties fo:color="#000000" style:font-name="Arial" fo:font-size="12pt" fo:font-style="normal" officeooo:rsid="0008e830" style:font-size-asian="12pt" style:font-style-asian="normal" style:font-style-complex="normal"/>
    </style:style>
    <style:style style:name="T27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28" style:family="text">
      <style:text-properties fo:color="#2a00ff" style:font-name="Monospace" fo:font-size="12pt" style:font-size-asian="12pt"/>
    </style:style>
    <style:style style:name="T29" style:family="text">
      <style:text-properties style:font-name="Arial"/>
    </style:style>
    <style:style style:name="T30" style:family="text">
      <style:text-properties style:font-name="Arial" style:text-underline-style="none" fo:font-weight="normal" officeooo:rsid="0008e830" style:font-weight-asian="normal" style:font-weight-complex="normal"/>
    </style:style>
    <style:style style:name="T31" style:family="text">
      <style:text-properties style:font-name="Monospace"/>
    </style:style>
    <style:style style:name="T32" style:family="text">
      <style:text-properties fo:color="#008000" style:font-name="Monospace" fo:font-size="12pt" officeooo:rsid="0008e830" style:font-size-asian="12pt"/>
    </style:style>
    <style:style style:name="T33" style:family="text">
      <style:text-properties officeooo:rsid="00133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3">Homework for Week 8 Part 2</text:h>
      <text:p text:style-name="P8"><text:span text:style-name="T2">U</text:span><text:span text:style-name="T1">se the starter code on Github Classroom for the problems below. <text:s/>The starter code is based on the Head First code at </text:span><text:span text:style-name="T3">https://resources.oreilly.com/examples/9780596008673/-/tree/master/chapter01, </text:span><text:span text:style-name="T1">but with </text:span><text:span text:style-name="T4">some</text:span><text:span text:style-name="T1"> improv</text:span><text:span text:style-name="T4">e</text:span><text:span text:style-name="T1">ments:</text:span></text:p>
      <text:list xml:id="list848574085" text:style-name="L1">
        <text:list-item>
          <text:p text:style-name="P27">add type parameters to collections: List&lt;Guitar&gt; guitars = ArrayList&lt;Guitar&gt;()</text:p>
        </text:list-item>
        <text:list-item>
          <text:p text:style-name="P27">use ArrayList instead of LinkedList, since the code mostly traverses the list in-order</text:p>
        </text:list-item>
        <text:list-item>
          <text:p text:style-name="P27">use for-each loop instead of an indexed for loop over Guitars in the Inventory.</text:p>
        </text:list-item>
      </text:list>
      <text:p text:style-name="P9"/>
      <text:p text:style-name="P10">Using the "ricksGuitars-final" code to solve these problems, Submit your solution to Github classroom.</text:p>
      <text:p text:style-name="P10"/>
      <text:p text:style-name="P3"><text:span text:style-name="T4">1</text:span><text:span text:style-name="T3">. The code for the enumerations (</text:span><text:span text:style-name="T30">Builder</text:span><text:span text:style-name="T3">, </text:span><text:span text:style-name="T30">Type</text:span><text:span text:style-name="T3">, </text:span><text:span text:style-name="T30">Wood</text:span><text:span text:style-name="T3">) contains long </text:span><text:span text:style-name="T30">toString</text:span><text:span text:style-name="T3"> methods like this:</text:span></text:p>
      <text:p text:style-name="P10"/>
      <text:p text:style-name="P1"><text:span text:style-name="T7">public</text:span><text:span text:style-name="T10"> </text:span><text:span text:style-name="T5">enum</text:span><text:span text:style-name="T10"> Builder { </text:span></text:p>
      <text:p text:style-name="P14"/>
      <text:p text:style-name="P12"><text:span text:style-name="T10"><text:s text:c="2"/></text:span><text:span text:style-name="T27">FENDER</text:span><text:span text:style-name="T10">, </text:span><text:span text:style-name="T27">MARTIN</text:span><text:span text:style-name="T10">, </text:span><text:span text:style-name="T27">GIBSON</text:span><text:span text:style-name="T10">, </text:span><text:span text:style-name="T27">COLLINGS</text:span><text:span text:style-name="T10">, </text:span><text:span text:style-name="T27">OLSON</text:span><text:span text:style-name="T10">, </text:span><text:span text:style-name="T27">RYAN</text:span><text:span text:style-name="T10">, </text:span><text:span text:style-name="T27">PRS</text:span><text:span text:style-name="T10">, </text:span><text:span text:style-name="T27">ANY</text:span><text:span text:style-name="T10">;</text:span></text:p>
      <text:p text:style-name="P14"/>
      <text:p text:style-name="P12"><text:span text:style-name="T10"><text:s text:c="2"/></text:span><text:span text:style-name="T5">public</text:span><text:span text:style-name="T10"> String toString() {</text:span></text:p>
      <text:p text:style-name="P12"><text:span text:style-name="T10"><text:s text:c="4"/></text:span><text:span text:style-name="T5">switch</text:span><text:span text:style-name="T10">(</text:span><text:span text:style-name="T5">this</text:span><text:span text:style-name="T10">) {</text:span></text:p>
      <text:p text:style-name="P12"><text:span text:style-name="T10"><text:s text:c="6"/></text:span><text:span text:style-name="T5">case</text:span><text:span text:style-name="T10"> </text:span><text:span text:style-name="T27">FENDER</text:span><text:span text:style-name="T10">: <text:s text:c="2"/></text:span><text:span text:style-name="T5">return</text:span><text:span text:style-name="T10"> </text:span><text:span text:style-name="T28">"Fender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MARTIN</text:span><text:span text:style-name="T10">: <text:s text:c="2"/></text:span><text:span text:style-name="T5">return</text:span><text:span text:style-name="T10"> </text:span><text:span text:style-name="T28">"Martin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GIBSON</text:span><text:span text:style-name="T10">: <text:s text:c="2"/></text:span><text:span text:style-name="T5">return</text:span><text:span text:style-name="T10"> </text:span><text:span text:style-name="T28">"Gibson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COLLINGS</text:span><text:span text:style-name="T10">: </text:span><text:span text:style-name="T5">return</text:span><text:span text:style-name="T10"> </text:span><text:span text:style-name="T28">"Collings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OLSON</text:span><text:span text:style-name="T10">: <text:s text:c="3"/></text:span><text:span text:style-name="T5">return</text:span><text:span text:style-name="T10"> </text:span><text:span text:style-name="T28">"Olson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RYAN</text:span><text:span text:style-name="T10">: <text:s text:c="4"/></text:span><text:span text:style-name="T5">return</text:span><text:span text:style-name="T10"> </text:span><text:span text:style-name="T28">"Ryan"</text:span><text:span text:style-name="T10">;</text:span></text:p>
      <text:p text:style-name="P12"><text:span text:style-name="T10"><text:s text:c="6"/></text:span><text:span text:style-name="T5">case</text:span><text:span text:style-name="T10"> </text:span><text:span text:style-name="T27">PRS</text:span><text:span text:style-name="T10"> : <text:s text:c="4"/></text:span><text:span text:style-name="T5">return</text:span><text:span text:style-name="T10"> </text:span><text:span text:style-name="T28">"PRS"</text:span><text:span text:style-name="T10">;</text:span></text:p>
      <text:p text:style-name="P12"><text:span text:style-name="T10"><text:s text:c="6"/></text:span><text:span text:style-name="T5">default</text:span><text:span text:style-name="T10">: <text:s text:c="6"/></text:span><text:span text:style-name="T5">return</text:span><text:span text:style-name="T10"> </text:span><text:span text:style-name="T28">"Unspecified"</text:span><text:span text:style-name="T10">;</text:span></text:p>
      <text:p text:style-name="P16"><text:s text:c="4"/>}</text:p>
      <text:p text:style-name="P16"><text:s text:c="2"/>}</text:p>
      <text:p text:style-name="P6">}</text:p>
      <text:p text:style-name="P6"/>
      <text:p text:style-name="P5">There are a few things wrong with this:</text:p>
      <text:list xml:id="list3278066409" text:style-name="L2">
        <text:list-item>
          <text:p text:style-name="P28">it invites spelling errors (e.g. "Marten" instead of "Martin")</text:p>
        </text:list-item>
        <text:list-item>
          <text:p text:style-name="P28">it's inefficient. <text:s/>You have to perform the switch tests every time toString is invoked.</text:p>
        </text:list-item>
        <text:list-item>
          <text:p text:style-name="P28">waste of programmer time typing those strings.</text:p>
        </text:list-item>
      </text:list>
      <text:p text:style-name="P5"/>
      <text:p text:style-name="P2"><text:span text:style-name="T14">Every Enum has the following </text:span><text:span text:style-name="T15">implicit</text:span><text:span text:style-name="T16"> methods:</text:span></text:p>
      <text:p text:style-name="P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Method</text:p>
          </table:table-cell>
          <table:table-cell table:style-name="Table1.A1" office:value-type="string">
            <text:p text:style-name="P22">Meaning</text:p>
          </table:table-cell>
          <table:table-cell table:style-name="Table1.C1" office:value-type="string">
            <text:p text:style-name="P22">Example</text:p>
          </table:table-cell>
        </table:table-row>
        <table:table-row table:style-name="Table1.1">
          <table:table-cell table:style-name="Table1.A2" office:value-type="string">
            <text:p text:style-name="P22">name()</text:p>
          </table:table-cell>
          <table:table-cell table:style-name="Table1.A2" office:value-type="string">
            <text:p text:style-name="P21">String name of enum member</text:p>
          </table:table-cell>
          <table:table-cell table:style-name="Table1.C2" office:value-type="string">
            <text:p text:style-name="P21"><text:span text:style-name="T29">Builder.FENDER.name()</text:span> <text:line-break/>returns "FENDER"</text:p>
          </table:table-cell>
        </table:table-row>
        <table:table-row table:style-name="Table1.1">
          <table:table-cell table:style-name="Table1.A2" office:value-type="string">
            <text:p text:style-name="P22">valueOf(String name) <text:s/></text:p>
          </table:table-cell>
          <table:table-cell table:style-name="Table1.A2" office:value-type="string">
            <text:p text:style-name="P21">Static method to return an enum member that exactly matches the String.</text:p>
          </table:table-cell>
          <table:table-cell table:style-name="Table1.C2" office:value-type="string">
            <text:p text:style-name="P21"><text:span text:style-name="T29">Builder.valueOf("FENDER")</text:span><text:line-break/>returns FENDER (Builder obj).</text:p>
          </table:table-cell>
        </table:table-row>
        <table:table-row table:style-name="TableLine94075221086256">
          <table:table-cell table:style-name="Table1.A2" office:value-type="string">
            <text:p text:style-name="P22">values()</text:p>
          </table:table-cell>
          <table:table-cell table:style-name="Table1.A2" office:value-type="string">
            <text:p text:style-name="P21">Returns array of all members of the enum.</text:p>
          </table:table-cell>
          <table:table-cell table:style-name="Table1.C2" office:value-type="string">
            <text:p text:style-name="P21"><text:span text:style-name="T29">Builder.values()</text:span> returns<text:line-break/>[FENDER, MARTIN, ... ]</text:p>
          </table:table-cell>
        </table:table-row>
      </table:table>
      <text:p text:style-name="P7"/>
      <text:p text:style-name="P3"><text:soft-page-break/><text:span text:style-name="T18">An Enum can have a constructor and attributes. <text:s/>The constructor must be </text:span><text:span text:style-name="T22">private</text:span><text:span text:style-name="T18"> to prevent creating new members of the Enum. </text:span><text:span text:style-name="T19">T</text:span><text:span text:style-name="T18">he Java compiler will give an error if </text:span><text:span text:style-name="T19">an enum</text:span><text:span text:style-name="T18"> constructor is not private.</text:span></text:p>
      <text:p text:style-name="P4"/>
      <text:p text:style-name="P2"><text:span text:style-name="T16">Modify the </text:span><text:span text:style-name="T25">Builder</text:span><text:span text:style-name="T16"> enum so that it </text:span><text:span text:style-name="T15">automatically</text:span><text:span text:style-name="T16"> generates a String name from the enum member name using the following 2 rules:</text:span></text:p>
      <text:p text:style-name="P23"><text:span text:style-name="T16">1. the name is title case (first letter of each word capitalized): <text:s/></text:span><text:span text:style-name="T25">Builder.GIBSON -&gt; "Gibson"</text:span></text:p>
      <text:p text:style-name="P24"><text:span text:style-name="T18">2. underscores are replaced by space: </text:span><text:span text:style-name="T26">Builder.PAUL_REED_SMITH -&gt; "Paul Reed Smith"</text:span></text:p>
      <text:p text:style-name="P25"/>
      <text:p text:style-name="P3"><text:span text:style-name="T18">Create the String name in the constructor and save it as an attribute </text:span><text:span text:style-name="T26">private String</text:span><text:span text:style-name="T18"> </text:span><text:span text:style-name="T26">name</text:span><text:span text:style-name="T18">, so we don't have to do a lot of work every time toString is called. <text:s/></text:span><text:span text:style-name="T26">toString</text:span><text:span text:style-name="T18"> just returns </text:span><text:span text:style-name="T26">name</text:span><text:span text:style-name="T18">.</text:span></text:p>
      <text:p text:style-name="P4"/>
      <text:p text:style-name="P4">For example (this code is not correct):</text:p>
      <text:p text:style-name="P4"/>
      <text:p text:style-name="P1"><text:span text:style-name="T7">public</text:span><text:span text:style-name="T10"> </text:span><text:span text:style-name="T5">enum</text:span><text:span text:style-name="T10"> Builder { </text:span></text:p>
      <text:p text:style-name="P15"/>
      <text:p text:style-name="P13"><text:span text:style-name="T10"><text:s text:c="2"/></text:span><text:span text:style-name="T27">FENDER</text:span><text:span text:style-name="T10">, </text:span><text:span text:style-name="T27">MARTIN</text:span><text:span text:style-name="T10">, </text:span><text:span text:style-name="T27">GIBSON</text:span><text:span text:style-name="T10">, </text:span><text:span text:style-name="T27">COLLINGS</text:span><text:span text:style-name="T10">, </text:span><text:span text:style-name="T27">OLSON</text:span><text:span text:style-name="T10">, </text:span><text:span text:style-name="T27">RYAN</text:span><text:span text:style-name="T10">, </text:span><text:span text:style-name="T27">PRS</text:span><text:span text:style-name="T10">, </text:span><text:span text:style-name="T27">ANY</text:span><text:span text:style-name="T10">;</text:span></text:p>
      <text:p text:style-name="P15"/>
      <text:p text:style-name="P13"><text:span text:style-name="T10"><text:s text:c="2"/></text:span><text:span text:style-name="T5">p</text:span><text:span text:style-name="T6">rivate</text:span><text:span text:style-name="T11"> String name;</text:span></text:p>
      <text:p text:style-name="P18"/>
      <text:p text:style-name="P13"><text:span text:style-name="T12"><text:s text:c="2"/></text:span><text:span text:style-name="T5">p</text:span><text:span text:style-name="T6">rivate</text:span><text:span text:style-name="T10"> </text:span><text:span text:style-name="T11">Builder</text:span><text:span text:style-name="T10">() {</text:span></text:p>
      <text:p text:style-name="P13"><text:span text:style-name="T10"><text:s text:c="6"/></text:span><text:span text:style-name="T11">if (this.name() == ANY) name = "unspecified";</text:span></text:p>
      <text:p text:style-name="P13"><text:span text:style-name="T10"><text:s text:c="6"/></text:span><text:span text:style-name="T11">else {</text:span></text:p>
      <text:p text:style-name="P13"><text:span text:style-name="T11"><text:s text:c="10"/>/</text:span><text:span text:style-name="T32">/ In Java it is OK for a method and a variable to</text:span></text:p>
      <text:p text:style-name="P20"><text:s text:c="10"/>// have the same name.</text:p>
      <text:p text:style-name="P13"><text:span text:style-name="T11"><text:tab/> <text:s text:c="4"/>name</text:span><text:span text:style-name="T6"> = </text:span><text:span text:style-name="T13">this</text:span><text:span text:style-name="T6">.name()</text:span><text:span text:style-name="T13">.replace("_", " ");</text:span></text:p>
      <text:p text:style-name="P13"><text:span text:style-name="T6"><text:s text:c="10"/></text:span><text:span text:style-name="T13">name</text:span><text:span text:style-name="T8"> = </text:span><text:span text:style-name="T13">name.substring(0,1).toUpperCase()</text:span></text:p>
      <text:p text:style-name="P19"><text:s text:c="17"/>+ name.substring(1).toLowerCase();</text:p>
      <text:p text:style-name="P17"><text:s text:c="6"/>}</text:p>
      <text:p text:style-name="P7"><text:s text:c="2"/>}</text:p>
      <text:p text:style-name="P7"/>
      <text:p text:style-name="P4"><text:span text:style-name="T31"><text:s text:c="2"/></text:span><text:span text:style-name="T9">public</text:span><text:span text:style-name="T31"> String toString() { return this.name; }</text:span></text:p>
      <text:p text:style-name="P4"><text:s/></text:p>
      <text:p text:style-name="P3"><text:span text:style-name="T18">To handle cases where an enum member contains underscores (you have to capitalize the first letter of </text:span><text:span text:style-name="T21">each</text:span><text:span text:style-name="T18"> word), consider using </text:span><text:span text:style-name="T26">string.split("_")</text:span><text:span text:style-name="T18">, and use a </text:span><text:span text:style-name="T26">StringBuilder</text:span><text:span text:style-name="T18"> to build up the result. </text:span><text:span text:style-name="T26">StringBuilder</text:span><text:span text:style-name="T18"> is mutable so you don't create lots of String objects.</text:span></text:p>
      <text:p text:style-name="P4"/>
      <text:p text:style-name="P4">In the example constructor shown above, it creates 6 String objects and throws away 5 of them. That's not very efficient.</text:p>
      <text:p text:style-name="P4"/>
      <text:p text:style-name="P11"><text:span text:style-name="T19">2</text:span><text:span text:style-name="T18">. Also modify the code for </text:span><text:span text:style-name="T26">Type</text:span><text:span text:style-name="T18"> and </text:span><text:span text:style-name="T26">Wood</text:span><text:span text:style-name="T18">. <text:s/></text:span></text:p>
      <text:p text:style-name="P29"/>
      <text:p text:style-name="P11"><text:span text:style-name="T26">Wood.toString()</text:span><text:span text:style-name="T18"> </text:span><text:span text:style-name="T20">returns the name in</text:span><text:span text:style-name="T24"> title case</text:span><text:span text:style-name="T20">,</text:span><text:span text:style-name="T23"> </text:span><text:span text:style-name="T18">the same as </text:span><text:span text:style-name="T26">Builder</text:span><text:span text:style-name="T18"> </text:span><text:span text:style-name="T20">does</text:span><text:span text:style-name="T18">.</text:span></text:p>
      <text:p text:style-name="P29"/>
      <text:p text:style-name="P11"><text:span text:style-name="T26">Type.toString()</text:span><text:span text:style-name="T18"> </text:span><text:span text:style-name="T20">returns the type as a </text:span><text:span text:style-name="T23">lowercase</text:span><text:span text:style-name="T18"> name (this is easy), with underscore</text:span><text:span text:style-name="T19">s</text:span><text:span text:style-name="T18"> replaced by space.</text:span></text:p>
      <text:p text:style-name="P4"/>
      <text:p text:style-name="P31">Push your code to Github.</text:p>
      <text:p text:style-name="P30"><text:soft-page-break/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0:27.765060792</meta:creation-date>
    <dc:date>2022-03-15T13:54:37.367426887</dc:date>
    <meta:editing-duration>PT7H34M53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3" meta:paragraph-count="66" meta:word-count="542" meta:character-count="3584" meta:non-whitespace-character-count="2934"/>
  </office:meta>
</office:document-meta>
</file>